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list-style-name="L4">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list-style-name="L12">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list-style-name="L11">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list-style-name="L12">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L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T1" style:family="text">
      <style:text-properties fo:font-size="12pt" style:font-size-asian="12pt" style:font-size-complex="12pt"/>
    </style:style>
    <style:style style:name="T2"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EEN SPEED TEMPLATE</text:p>
      <text:p text:style-name="P3"/>
      <text:p text:style-name="P3">This template is pretty straight forward as far as what needs to be inserted into it in order for it to work properly. Each page section will provide a list of what you need to get started as well as what needs to be updated for each page to work correctly.</text:p>
      <text:p text:style-name="P1"/>
      <text:p text:style-name="P1">Developer instructions for the green speed template:</text:p>
      <text:p text:style-name="P2"/>
      <text:list xml:id="list5568465391239881537" text:style-name="L1">
        <text:list-item>
          <text:p text:style-name="P7">INDEX.HTML:</text:p>
        </text:list-item>
      </text:list>
      <text:list xml:id="list7924889223007957661" text:style-name="L2">
        <text:list-item>
          <text:list>
            <text:list-item>
              <text:p text:style-name="P9">What you need:</text:p>
              <text:list>
                <text:list-item>
                  <text:p text:style-name="P15">Client domain URL.</text:p>
                </text:list-item>
                <text:list-item>
                  <text:p text:style-name="P15">Google Analytics UA number from Christy (or whomever is responsible for SEO now).</text:p>
                </text:list-item>
              </text:list>
            </text:list-item>
            <text:list-item>
              <text:p text:style-name="P9">Getting Started:</text:p>
              <text:list>
                <text:list-item>
                  <text:p text:style-name="P15">Find the line (line 30): ga('create', 'UA-XXXX-Y', 'auto'); <text:s/><text:line-break/>Replace the <text:s/>UA-XXXX-Y section with the UA number given to you.</text:p>
                </text:list-item>
                <text:list-item>
                  <text:p text:style-name="P15">Find the line (line 107): "testURL":"http://app.sporks.zoovy.com/", //used ONLY if protocol is file: (for testing)<text:line-break/>Replace the URL with the URL of your client's domain. It is highly recommended that you make a testing subdomain for testing/troubleshooting before pushing this app live.</text:p>
                </text:list-item>
              </text:list>
            </text:list-item>
          </text:list>
        </text:list-item>
      </text:list>
      <text:list xml:id="list33334598" text:continue-list="list5568465391239881537" text:style-name="L1">
        <text:list-item>
          <text:p text:style-name="P7">HEADER:</text:p>
        </text:list-item>
      </text:list>
      <text:list xml:id="list3260664145629145920" text:style-name="L3">
        <text:list-item>
          <text:list>
            <text:list-item>
              <text:p text:style-name="P10">What you need:</text:p>
              <text:list>
                <text:list-item>
                  <text:p text:style-name="P16">Your client logo image. This should not be larger than 360px wide by 80 high(non-optional) without requiring tailoring of the header styles.</text:p>
                </text:list-item>
              </text:list>
            </text:list-item>
            <text:list-item>
              <text:p text:style-name="P10">Getting started:</text:p>
              <text:list>
                <text:list-item>
                  <text:p text:style-name="P16">Drop the image into the main folder for this app.</text:p>
                </text:list-item>
                <text:list-item>
                  <text:p text:style-name="P16">Find the line (line 161): &lt;a href='#!home'&gt;</text:p>
                  <text:p text:style-name="P16"><text:tab/><text:tab/><text:tab/>YOUR LOGO GOES HERE</text:p>
                  <text:p text:style-name="P16"><text:tab/><text:tab/><text:tab/>&lt;!-- ::: YOUR LOGO GOES HERE ::: --&gt;</text:p>
                  <text:p text:style-name="P16"><text:tab/><text:tab/><text:tab/>&lt;/a&gt; <text:line-break/>Replace All commenting and the YOUR LOGO GOES HERE with a proper &lt;img&gt; tag along with the href of the image. This can be tested locally to make sure the logo is appearing correctly.</text:p>
                </text:list-item>
              </text:list>
            </text:list-item>
          </text:list>
        </text:list-item>
      </text:list>
      <text:list xml:id="list33362777" text:continue-list="list33334598" text:style-name="L1">
        <text:list-item>
          <text:p text:style-name="P7">HOMEPAGE:</text:p>
        </text:list-item>
      </text:list>
      <text:list xml:id="list7678229831651646955" text:style-name="L4">
        <text:list-item>
          <text:list>
            <text:list-item>
              <text:p text:style-name="P11">What you need:</text:p>
              <text:list>
                <text:list-item>
                  <text:p text:style-name="P17">Main banner images. By design, this a singular ad banner, however, due to responsive designing, multiple resolution sizes are required in order to display this banner at all resolution sizes. The widths of a given banner are non-negotiable due to the way that responsive design is done to display the correctly sized banner within a given resolution range. The height of the banner however can be altered for any given banner size. IT is recommended that you do not exceed 240px as that is the matching height of the slideshow next to this banner and will cause all content below it to be pushed down to compensate for any heights larger than this size. By default, these banner sizes are:</text:p>
                  <text:list>
                    <text:list-item>
                      <text:p text:style-name="P17">800x140</text:p>
                    </text:list-item>
                    <text:list-item>
                      <text:p text:style-name="P17">600x105</text:p>
                    </text:list-item>
                    <text:list-item>
                      <text:p text:style-name="P17">400x70</text:p>
                    </text:list-item>
                  </text:list>
                </text:list-item>
                <text:list-item>
                  <text:p text:style-name="P17">A custom list for products to be displayed in the carousel to the right of the main banner. </text:p>
                </text:list-item>
                <text:list-item>
                  <text:p text:style-name="P17"><text:soft-page-break/>Another custom or short category for products displayed directly below the banner.</text:p>
                </text:list-item>
              </text:list>
            </text:list-item>
            <text:list-item>
              <text:p text:style-name="P11">Getting started:</text:p>
              <text:list>
                <text:list-item>
                  <text:p text:style-name="P5"><text:span text:style-name="T2">For the main ad banners, these instructions assume you have all 3 of the above required banner images. To install the banners in their correct places:</text:span></text:p>
                </text:list-item>
              </text:list>
            </text:list-item>
          </text:list>
        </text:list-item>
      </text:list>
      <text:list xml:id="list6855930024581886595" text:style-name="L16">
        <text:list-item>
          <text:list>
            <text:list-item>
              <text:list>
                <text:list-item>
                  <text:p text:style-name="P6"><text:span text:style-name="T2">Install all three banner images into the images folder in your project folder.</text:span></text:p>
                </text:list-item>
                <text:list-item>
                  <text:p text:style-name="P6"><text:span text:style-name="T2">In index.html, <text:tab/>use the find tool to search for “SECTION FOR THE HOMEPAGE AD BANNER IMAGES”. The three lines directly below this comment line are the image elements you will be altering to install your banner images.</text:span></text:p>
                </text:list-item>
                <text:list-item>
                  <text:p text:style-name="P6"><text:span text:style-name="T2">For each banner image, replace the src= path with the name of your banner you want to go there. BE EXTREMELY CAREFUL to make sure you install the correct banner for the correct resolution image object. The 800 wide image NEEDS to go in the image item with the class “homepageBanner800wide”. <text:s/>This is CRUCIALLY important to make sure that the responsive design puts the correct banner in at the correct resolutions or bad things will happen with your app. </text:span></text:p>
                </text:list-item>
                <text:list-item>
                  <text:p text:style-name="P6"><text:span text:style-name="T2">Once all image paths are updated correctly, you need to update the anchor (a) link element of the images to where you want these links to link to whenever the banner image is clicked. </text:span></text:p>
                  <text:list>
                    <text:list-item>
                      <text:p text:style-name="P6"><text:span text:style-name="T2">For a category link, find the href of the a element and updated it to the following syntax: #!category/.catnavpathhere/seocatnamehere . The best way to figure out the correct catnavpath + the seocatname is to simply navigate to the category page in which you want the link to redirect to and grab this information from the URL. For example: </text:span><text:a xlink:type="simple" xlink:href="../index.html#!category/.lots_o_products/Lots%20of%20Product" text:style-name="Internet_20_link" text:visited-style-name="Visited_20_Internet_20_Link">file:///C:/Users/Clinton/Documents/GitHub/app-template-greenspeed/index.html#!category/.lots_o_products/Lots%20of%20Product</text:a><text:span text:style-name="T2"><text:line-break/>.lots_o_products/Lots%20of%20Product is the nav path and the associated SEO cat name.</text:span></text:p>
                    </text:list-item>
                    <text:list-item>
                      <text:p text:style-name="P6"><text:span text:style-name="T2">For Product links, Use the same process as category links but substitute #product/ for the #!category/ part of the href and like with category links, navigate to the product in the app and get the productnavpath and SEOproductname information from the URL.</text:span></text:p>
                    </text:list-item>
                  </text:list>
                </text:list-item>
              </text:list>
            </text:list-item>
          </text:list>
        </text:list-item>
      </text:list>
      <text:list xml:id="list2995094688985960502" text:style-name="L8">
        <text:list-item>
          <text:list>
            <text:list-item>
              <text:list>
                <text:list-item>
                  <text:p text:style-name="P18">For your product carousel, perform the following:</text:p>
                </text:list-item>
              </text:list>
            </text:list-item>
          </text:list>
        </text:list-item>
      </text:list>
      <text:list xml:id="list5086904021337743514" text:style-name="L9">
        <text:list-item>
          <text:list>
            <text:list-item>
              <text:list>
                <text:list-item>
                  <text:p text:style-name="P22"><text:span text:style-name="T1">Find line (line 324): &lt;p class="homepagePlaceholder" data-tlc="bind $var '.@products'; if (is $var --notblank;) {{apply --hide;}};"&gt;Product carousel goes here.&lt;/p&gt;<text:line-break/></text:span><text:span text:style-name="T1">delete this entire line as it is just a placeholder.</text:span></text:p>
                </text:list-item>
                <text:list-item>
                  <text:p text:style-name="P19">Go to line directly below the the one you just deleted. Find the section of code that looks like this: data-tlc="bind $var '.@products';<text:line-break/>replace .@products with the name of your custom list (I.E. .$app_best_sellers.@products).</text:p>
                </text:list-item>
                <text:list-item>
                  <text:p text:style-name="P19">Test this locally immediately to make sure the list is being rendered in the carousel and that there are no issues.</text:p>
                </text:list-item>
              </text:list>
            </text:list-item>
          </text:list>
        </text:list-item>
      </text:list>
      <text:list xml:id="list33332725" text:continue-list="list2995094688985960502" text:style-name="L8">
        <text:list-item>
          <text:list>
            <text:list-item>
              <text:list>
                <text:list-item>
                  <text:p text:style-name="P18">For the product list below the banner, perform the following:</text:p>
                </text:list-item>
              </text:list>
            </text:list-item>
          </text:list>
        </text:list-item>
      </text:list>
      <text:list xml:id="list8111472451884898727" text:style-name="L10">
        <text:list-item>
          <text:list>
            <text:list-item>
              <text:list>
                <text:list-item>
                  <text:p text:style-name="P20">Fine line (line334): &lt;p data-tlc="bind $var '.$app_best_sellers.@products'; if (is $var --notblank;) {{apply --hide;}};"&gt;BEST SELLERS&lt;/p&gt;<text:line-break/>Replace .$app_best_sellers.@products with the name of your list/category you want to use for this product list. Also change the text here to whatever the list is <text:soft-page-break/>called. Bestsellers is just the default for this.</text:p>
                </text:list-item>
                <text:list-item>
                  <text:p text:style-name="P20">The line below the line in the step above, replace .$app_best_sellers.@products with the same category/list item you inserted into the above line as well.</text:p>
                </text:list-item>
                <text:list-item>
                  <text:p text:style-name="P20">Test this immediately in local to make sure the products are rendering correctly and that the title for this ONLY shows if there are products for this category/list.</text:p>
                </text:list-item>
              </text:list>
            </text:list-item>
          </text:list>
        </text:list-item>
      </text:list>
      <text:list xml:id="list33357367" text:continue-list="list33362777" text:style-name="L1">
        <text:list-header>
          <text:p text:style-name="P7"/>
        </text:list-header>
        <text:list-item>
          <text:p text:style-name="P7">COMPANY:</text:p>
        </text:list-item>
      </text:list>
      <text:list xml:id="list4368055609712826498" text:style-name="L11">
        <text:list-item>
          <text:list>
            <text:list-item>
              <text:p text:style-name="P12">What you need:</text:p>
            </text:list-item>
          </text:list>
        </text:list-item>
      </text:list>
      <text:list xml:id="list6707832216950855606" text:style-name="L12">
        <text:list-item>
          <text:list>
            <text:list-item>
              <text:list>
                <text:list-item>
                  <text:p text:style-name="P21">As a general rule of thumb, the app usually does not pick up the company information data from the backend. As such, you should probably manually enter the information that needs to appear on each page into each template for the company pages. This will require you to get an exact list of content your client wants on each of these individual pages. Once you have this content, you can continue with inserting it into the requisite company page templates.</text:p>
                </text:list-item>
              </text:list>
            </text:list-item>
            <text:list-item>
              <text:p text:style-name="P13">Getting started:</text:p>
              <text:list>
                <text:list-item>
                  <text:p text:style-name="P21">There really isn't much that needs to be elaborated on here. Take the content the client gives you for a given page, insert it in via whatever elements you feel fit the bill for this. If the client ever wants to change this content, they will need to contact you to change it. As of right now, this is the process by which we are handling this for the foreseeable future.</text:p>
                </text:list-item>
              </text:list>
            </text:list-item>
          </text:list>
        </text:list-item>
      </text:list>
      <text:p text:style-name="P14"/>
      <text:p text:style-name="P14"/>
      <text:p text:style-name="P14"/>
      <text:list xml:id="list33333765" text:continue-numbering="true" text:style-name="L12">
        <text:list-item>
          <text:p text:style-name="P8">COMPLETION OF DEVELOPMENT – TESTING PHASE:</text:p>
          <text:list>
            <text:list-item>
              <text:p text:style-name="P21">Once you have finished the above tuning, its time to test the entire app. The next list of items is a non-comprehensive list of items to test. Bear in mind that since the app is an ongoing project, there are new features that are added that have to be tested for as they are added. This list also DOES NOT include any of the SEO/routing files that have to added separately after initiation of this app project. Please refer to instructions provided by a senior dev or similarly trained/experienced dev on how to install these files and what needs to be contained in them.</text:p>
            </text:list-item>
            <text:list-item>
              <text:p text:style-name="P21">To test this app to make sure it works structurally:</text:p>
              <text:list>
                <text:list-item>
                  <text:p text:style-name="P21">Load the app locally.</text:p>
                </text:list-item>
                <text:list-item>
                  <text:p text:style-name="P21">On the homepage: Check to make sure every banner is displaying, every carousel is rendering and displaying as it should be, all links including banners and text links are working properly. </text:p>
                </text:list-item>
                <text:list-item>
                  <text:p text:style-name="P21">For testing search: Type in a search keyword and hit enter. It works correctly if products render on the search page and they are solid matches to the keyword. Try a few different keywords to make sure the results are acceptable before writing off this section.</text:p>
                </text:list-item>
                <text:list-item>
                  <text:p text:style-name="P21">For testing a category page: Navigate to a category page and check to make sure all product list items are rendering clean visually and navigate properly to the correct product page. Make sure the quickview button comes up when hovered over and that it correctly pulls up quickview when clicked. Make sure category links navigate to the correct sub category when clicked. </text:p>
                </text:list-item>
                <text:list-item>
                  <text:p text:style-name="P21">For testing the product page: Make sure all tabs are displaying the correct information in them. Make sure the main product image is correct, rendering, and pops up a zoomed image when clicked. Make sure that the product can be properly added to cart when add to cart button is clicked. Make sure all functional buttons work as they should <text:soft-page-break/>(read/write review, add to wishlist, etc.).</text:p>
                </text:list-item>
                <text:list-item>
                  <text:p text:style-name="P21">For testing cart: make sure all added products are added appropriately to the page and can me updated/removed as needed. Make sure that all navigational buttons are working properly, including the paypal checkout button.</text:p>
                </text:list-item>
                <text:list-item>
                  <text:p text:style-name="P21">For testing checkout: Place a few test order by filling out the form. Experiment with various different interactions on checkout to try different methods that customers might attempt to checkout. Pay careful attention to interact that does not occur as it is expected to and jot it down if so. This will be needed to be forwarded to whatever devs handle upgrades so that it can be fixed in the framework as the checkout page is 100% stock and if broken here, is broken in the framework. When a test order is placed, check the client's admin UI to make sure the order properly appears in their order queue and that it has all relevant information in it. Make sure to mark the order as cancelled as well to save the client time down the line with having to figure out if the order is phony or not. </text:p>
                </text:list-item>
              </text:list>
            </text:list-item>
            <text:list-item>
              <text:p text:style-name="P21">If all the above criteria is met, your app should be ready for final testing. At this point you will need to upload it to a test domain to be-retested for pretty much everything else (including SEO and analytics tracking) before it is pushed out to the live server. Please have a senior dev of some kind pick through the app and give you a thumbs up before pushing this out to live as this will save you some serious headache and grief from the client for not catching things that break your app. </text:p>
            </text:list-item>
          </text:list>
        </text:list-item>
      </text:list>
      <text:p text:style-name="P14"/>
      <text:p text:style-name="P14"/>
      <text:p text:style-name="P14"/>
      <text:p text:style-name="P14"/>
      <text:p text:style-name="P14">If you have any questions about this process or any processes involved in building, testing or deploying this app, please contact a senior/experienced developer before continuing to prevent any serious complications from occur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inton Contreras</meta:initial-creator>
    <meta:creation-date>2014-08-25T11:08:39.01</meta:creation-date>
    <meta:generator>OpenOffice/4.1.0$Win32 OpenOffice.org_project/410m18$Build-9764</meta:generator>
    <dc:date>2014-09-22T13:19:11.62</dc:date>
    <dc:creator>Clinton Contreras</dc:creator>
    <meta:editing-duration>PT4H44M41S</meta:editing-duration>
    <meta:editing-cycles>3</meta:editing-cycles>
    <meta:document-statistic meta:table-count="0" meta:image-count="0" meta:object-count="0" meta:page-count="4" meta:paragraph-count="60" meta:word-count="1751" meta:character-count="10117"/>
  </office:meta>
</office:document-meta>
</file>